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614cm" table:align="left"/>
    </style:style>
    <style:style style:name="Tabla1.A" style:family="table-column">
      <style:table-column-properties style:column-width="2.665cm"/>
    </style:style>
    <style:style style:name="Tabla1.B" style:family="table-column">
      <style:table-column-properties style:column-width="2.083cm"/>
    </style:style>
    <style:style style:name="Tabla1.C" style:family="table-column">
      <style:table-column-properties style:column-width="7.662cm"/>
    </style:style>
    <style:style style:name="Tabla1.D" style:family="table-column">
      <style:table-column-properties style:column-width="4.203cm"/>
    </style:style>
    <style:style style:name="Tabla1.A1" style:family="table-cell">
      <style:table-cell-properties style:vertical-align="middle" fo:padding="0.185cm" fo:border="0.05pt solid #000000"/>
    </style:style>
    <style:style style:name="Tabla1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3666b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3666b" officeooo:paragraph-rsid="0003666b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3e26d" officeooo:paragraph-rsid="0003e26d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151bd" officeooo:paragraph-rsid="000151b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8a412" officeooo:paragraph-rsid="0008a412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9781e" officeooo:paragraph-rsid="0008a412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59927" officeooo:paragraph-rsid="00059927" style:text-blinking="false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e3b8" officeooo:paragraph-rsid="000ce3b8" style:text-blinking="false" fo:background-color="transparent" style:font-size-asian="12pt" style:font-size-complex="12pt"/>
    </style:style>
    <style:style style:name="P16" style:family="paragraph" style:parent-style-name="Table_20_Contents">
      <style:text-properties style:font-name="Arial1" fo:font-size="12pt" officeooo:rsid="000b77cc" officeooo:paragraph-rsid="000b77c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officeooo:rsid="000b77cc" officeooo:paragraph-rsid="000b77cc" style:font-size-asian="12pt" style:font-size-complex="12pt"/>
    </style:style>
    <style:style style:name="P18" style:family="paragraph" style:parent-style-name="Table_20_Contents">
      <style:text-properties style:font-name="Arial1" fo:font-size="12pt" officeooo:rsid="000b77cc" officeooo:paragraph-rsid="000ce3b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2pt" officeooo:rsid="000ce3b8" officeooo:paragraph-rsid="000ce3b8" style:font-size-asian="12pt" style:font-size-complex="12pt"/>
    </style:style>
    <style:style style:name="P2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3e26d" officeooo:paragraph-rsid="0003e26d" style:text-blinking="false" fo:background-color="transparent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4d386" officeooo:paragraph-rsid="0004d386" style:text-blinking="false" fo:background-color="transparent" style:font-size-asian="12pt" style:font-size-complex="12pt"/>
    </style:style>
    <style:style style:name="P22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59927" style:text-blinking="false" fo:background-color="transparent" style:font-size-asian="12pt" style:font-size-complex="12pt"/>
    </style:style>
    <style:style style:name="P2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2cec7" officeooo:paragraph-rsid="00059927" style:text-blinking="false" fo:background-color="transparent" style:font-size-asian="12pt" style:font-size-complex="12pt"/>
    </style:style>
    <style:style style:name="P2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2cec7" officeooo:paragraph-rsid="00059927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9fc2" style:font-weight-asian="bold" style:font-weight-complex="bold"/>
    </style:style>
    <style:style style:name="T3" style:family="text">
      <style:text-properties officeooo:rsid="000151bd"/>
    </style:style>
    <style:style style:name="T4" style:family="text">
      <style:text-properties officeooo:rsid="0002cec7"/>
    </style:style>
    <style:style style:name="T5" style:family="text">
      <style:text-properties officeooo:rsid="0003e26d"/>
    </style:style>
    <style:style style:name="T6" style:family="text">
      <style:text-properties officeooo:rsid="0004d386"/>
    </style:style>
    <style:style style:name="T7" style:family="text">
      <style:text-properties officeooo:rsid="00059927"/>
    </style:style>
    <style:style style:name="T8" style:family="text">
      <style:text-properties officeooo:rsid="00089fc2"/>
    </style:style>
    <style:style style:name="T9" style:family="text">
      <style:text-properties officeooo:rsid="0008a412"/>
    </style:style>
    <style:style style:name="T10" style:family="text">
      <style:text-properties officeooo:rsid="000e8387"/>
    </style:style>
    <style:style style:name="T11" style:family="text">
      <style:text-properties officeooo:rsid="000f64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6c884db6-55ff-0bb1-0e53-ef2dd936b0bd"/>Plan de <text:span text:style-name="T3">Despliegue</text:span></text:p>
      <text:p text:style-name="P3"/>
      <text:p text:style-name="P3">Historia del documento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3">Fecha</text:p>
          </table:table-cell>
          <table:table-cell table:style-name="Tabla1.A1" office:value-type="string">
            <text:p text:style-name="P13">Versión</text:p>
          </table:table-cell>
          <table:table-cell table:style-name="Tabla1.A1" office:value-type="string">
            <text:p text:style-name="P13">Comentarios</text:p>
          </table:table-cell>
          <table:table-cell table:style-name="Tabla1.A1" office:value-type="string">
            <text:p text:style-name="P13">Autor</text:p>
          </table:table-cell>
        </table:table-row>
        <table:table-row>
          <table:table-cell table:style-name="Tabla1.A1" office:value-type="string">
            <text:p text:style-name="P17">11/10/<text:span text:style-name="T10">20</text:span>13</text:p>
          </table:table-cell>
          <table:table-cell table:style-name="Tabla1.A1" office:value-type="string">
            <text:p text:style-name="P14">v0.1</text:p>
          </table:table-cell>
          <table:table-cell table:style-name="Tabla1.A1" office:value-type="string">
            <text:p text:style-name="P14">Creación del documento</text:p>
          </table:table-cell>
          <table:table-cell table:style-name="Tabla1.A1" office:value-type="string">
            <text:p text:style-name="P16">Jeremías/Sebastian</text:p>
          </table:table-cell>
        </table:table-row>
        <table:table-row>
          <table:table-cell table:style-name="Tabla1.A1" office:value-type="string">
            <text:p text:style-name="P17">17/11/2015</text:p>
          </table:table-cell>
          <table:table-cell table:style-name="Tabla1.A1" office:value-type="string">
            <text:p text:style-name="P14">v1.0</text:p>
          </table:table-cell>
          <table:table-cell table:style-name="Tabla1.A1" office:value-type="string">
            <text:p text:style-name="P14">Revisada por el equipo</text:p>
          </table:table-cell>
          <table:table-cell table:style-name="Tabla1.A1" office:value-type="string">
            <text:p text:style-name="P16">Jeremías/Sebastian</text:p>
          </table:table-cell>
        </table:table-row>
        <table:table-row>
          <table:table-cell table:style-name="Tabla1.A4" office:value-type="string">
            <text:p text:style-name="P19">03/06/2016</text:p>
          </table:table-cell>
          <table:table-cell table:style-name="Tabla1.A4" office:value-type="string">
            <text:p text:style-name="P15">v1.2</text:p>
          </table:table-cell>
          <table:table-cell table:style-name="Tabla1.A4" office:value-type="string">
            <text:p text:style-name="P15">Modificación de actividades</text:p>
          </table:table-cell>
          <table:table-cell table:style-name="Tabla1.A4" office:value-type="string">
            <text:p text:style-name="P18">Jeremías/Sebastian</text:p>
          </table:table-cell>
        </table:table-row>
      </table:table>
      <text:p text:style-name="P1"/>
      <text:p text:style-name="P3">1. Introducción</text:p>
      <text:p text:style-name="P1"/>
      <text:p text:style-name="P3">1.1. Objetivos del plan</text:p>
      <text:p text:style-name="P1"/>
      <text:p text:style-name="P9">El plan de despliegue especifica las actividades que se realizarán para obtener el sistema listo para ser <text:span text:style-name="T9">utilizado</text:span> en un ambiente de producción.</text:p>
      <text:p text:style-name="P1"/>
      <text:p text:style-name="P3">1.2. Alcance del <text:span text:style-name="T4">despliegue</text:span></text:p>
      <text:p text:style-name="P1"/>
      <text:p text:style-name="P7">El alcance del despliegue del sistema es obtener el software listo para ser <text:span text:style-name="T9">utilizado</text:span> en un ambiente de producción genérico, junto con los manuales de usuario y del sistema. </text:p>
      <text:p text:style-name="P6"/>
      <text:p text:style-name="P7">Debido a que el sistema no está desarrollado para un cliente en particular, el despliegue no incluirá la <text:span text:style-name="T9">implementación </text:span>del sistema en un ambiente de trabajo real, ni la capacitación de los usuarios para utilizar el sistema. Sin embargo, el manual de usuario contendrá toda la información necesaria para <text:span text:style-name="T9">desplegarlo en cualquier ambiente</text:span> y aprender a utilizarlo.</text:p>
      <text:p text:style-name="P7"/>
      <text:p text:style-name="P10">Cabe destacar que el paquete de despliegue que se entregará al usuario no contendrá scripts de instalación. Esto se debe a que, salvo por las dos aplicaciones móviles (AppMoviles y AppUsuarios) que se instalan a través de Google Play, el sistema no requiere de instalación, sino que es ejecutado a través de navegadores (AppWeb), y los servicios son ejecutados en el servidor en el que están alojados.</text:p>
      <text:p text:style-name="P11"/>
      <text:p text:style-name="P3"><text:span text:style-name="T5">1</text:span>.<text:span text:style-name="T6">3</text:span>. Entregables</text:p>
      <text:p text:style-name="P1"/>
      <text:p text:style-name="P8">Durante este flujo de trabajo, se planifica obtener los siguientes entregables:</text:p>
      <text:list xml:id="list5810404753080122761" text:style-name="L1">
        <text:list-item>
          <text:p text:style-name="P20"><text:soft-page-break/><text:span text:style-name="T2">Paquete de despliegue</text:span>: <text:span text:style-name="T8">Archivos del sistema y librerías que necesitan ser desplegadas en el servidor. </text:span></text:p>
        </text:list-item>
        <text:list-item>
          <text:p text:style-name="P20"><text:span text:style-name="T1">Manual de usuario</text:span>: <text:span text:style-name="T6">Documentación de soporte para los usuarios del sistema, incluyendo los detalles de cómo desplegar el sistema y cómo utilizarlo.</text:span></text:p>
        </text:list-item>
        <text:list-item>
          <text:p text:style-name="P21"><text:span text:style-name="T1">Manual del sistema</text:span>: Documentación técnica de soporte para el mantenimiento del sistema <text:span text:style-name="T11">(incluido dentro de la documentación del proyecto)</text:span>.</text:p>
        </text:list-item>
      </text:list>
      <text:p text:style-name="P1"/>
      <text:p text:style-name="P3"><text:span text:style-name="T7">2</text:span>. Tareas</text:p>
      <text:p text:style-name="P1"/>
      <text:p text:style-name="P3"><text:span text:style-name="T7">2</text:span>.1. Actividades</text:p>
      <text:p text:style-name="P1"/>
      <text:p text:style-name="P12">Las actividades que se realizarán en el despliegue serán:</text:p>
      <text:list xml:id="list4577143601074848404" text:style-name="L2">
        <text:list-item>
          <text:p text:style-name="P22"><text:span text:style-name="T4">Probar el producto en un ambiente equivalente a un ambiente de producción</text:span>.</text:p>
        </text:list-item>
        <text:list-item>
          <text:p text:style-name="P23">Crear <text:span text:style-name="T8">paquetes</text:span> <text:span text:style-name="T8">de archivos </text:span>necesarios para <text:span text:style-name="T8">el despliegue en un servidor</text:span>.</text:p>
        </text:list-item>
      </text:list>
      <text:list xml:id="list2731847516349848643" text:style-name="L3">
        <text:list-item>
          <text:p text:style-name="P24">Empaquetar el software para su distribución.</text:p>
        </text:list-item>
        <text:list-item>
          <text:p text:style-name="P24">Crear los manuales de usuario y del sistema.</text:p>
        </text:list-item>
      </text:list>
      <text:p text:style-name="P1"/>
      <text:p text:style-name="P3"><text:span text:style-name="T7">2</text:span>.2. Responsabilidades</text:p>
      <text:p text:style-name="P1"/>
      <text:p text:style-name="P5">Debido a que el grupo de trabajo está constitu<text:span text:style-name="T7">i</text:span>do por dos personas, <text:span text:style-name="T7">el despliegue será realizado en conjunto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36:02.658690454</meta:creation-date>
    <dc:date>2016-08-15T12:00:14.085508903</dc:date>
    <dc:creator>sebastian </dc:creator>
    <meta:editing-duration>PT6H54M6S</meta:editing-duration>
    <meta:editing-cycles>11</meta:editing-cycles>
    <meta:generator>LibreOffice/5.0.3.2$Linux_X86_64 LibreOffice_project/00m0$Build-2</meta:generator>
    <meta:document-statistic meta:table-count="1" meta:image-count="0" meta:object-count="0" meta:page-count="2" meta:paragraph-count="40" meta:word-count="361" meta:character-count="2318" meta:non-whitespace-character-count="2000"/>
  </office:meta>
</office:document-meta>
</file>